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a" svg:font-family="Symbola"/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8.236cm" style:rel-column-width="30683*"/>
    </style:style>
    <style:style style:name="Table1.B" style:family="table-column">
      <style:table-column-properties style:column-width="9.354cm" style:rel-column-width="34851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383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1a5de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36da6b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2f62c2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312425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518373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312425" officeooo:paragraph-rsid="00312425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381373" officeooo:paragraph-rsid="00381373" style:font-size-asian="11pt" style:font-size-complex="11pt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381373" officeooo:paragraph-rsid="00381373"/>
    </style:style>
    <style:style style:name="P10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</style:style>
    <style:style style:name="P11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95959" loext:opacity="100%" style:font-name="Liberation Sans" fo:letter-spacing="normal" fo:font-style="normal" fo:font-weight="normal" officeooo:rsid="00381373" officeooo:paragraph-rsid="00381373"/>
    </style:style>
    <style:style style:name="P12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95959" loext:opacity="100%" style:font-name="Liberation Sans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P15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8pt" fo:letter-spacing="normal" fo:font-style="normal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officeooo:paragraph-rsid="0027596c"/>
    </style:style>
    <style:style style:name="P19" style:family="paragraph" style:parent-style-name="Table_20_Contents">
      <style:paragraph-properties fo:text-align="justify" style:justify-single-word="false"/>
      <style:text-properties officeooo:paragraph-rsid="0009d862"/>
    </style:style>
    <style:style style:name="P20" style:family="paragraph" style:parent-style-name="Table_20_Contents">
      <style:paragraph-properties fo:text-align="justify" style:justify-single-word="false"/>
      <style:text-properties officeooo:paragraph-rsid="00206d05"/>
    </style:style>
    <style:style style:name="P21" style:family="paragraph" style:parent-style-name="Table_20_Contents">
      <style:paragraph-properties fo:text-align="justify" style:justify-single-word="false"/>
      <style:text-properties officeooo:paragraph-rsid="0021ebc8"/>
    </style:style>
    <style:style style:name="P22" style:family="paragraph" style:parent-style-name="Table_20_Contents">
      <style:paragraph-properties fo:text-align="justify" style:justify-single-word="false"/>
      <style:text-properties officeooo:paragraph-rsid="003fde91"/>
    </style:style>
    <style:style style:name="P23" style:family="paragraph" style:parent-style-name="Table_20_Contents">
      <style:paragraph-properties fo:text-align="justify" style:justify-single-word="false"/>
      <style:text-properties style:font-name="sans-serif" fo:font-size="10pt"/>
    </style:style>
    <style:style style:name="P24" style:family="paragraph" style:parent-style-name="Table_20_Contents">
      <style:paragraph-properties fo:text-align="end" style:justify-single-word="false"/>
      <style:text-properties style:font-name="sans-serif" fo:font-size="10pt" officeooo:rsid="0007da68" officeooo:paragraph-rsid="0007da68"/>
    </style:style>
    <style:style style:name="P25" style:family="paragraph" style:parent-style-name="Table_20_Contents">
      <style:paragraph-properties fo:text-align="justify" style:justify-single-word="false"/>
      <style:text-properties fo:color="#666666" loext:opacity="100%" style:font-name="Courier" fo:font-size="11pt" officeooo:rsid="0009d862" officeooo:paragraph-rsid="0009d862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ourier" officeooo:rsid="0021ebc8" officeooo:paragraph-rsid="0021ebc8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style:font-name="Courier" fo:font-size="11pt" style:font-size-asian="11pt" style:font-size-complex="11pt"/>
    </style:style>
    <style:style style:name="P2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3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rsid="00381373" officeooo:paragraph-rsid="00381373" style:font-size-asian="9pt" style:font-size-complex="9pt"/>
    </style:style>
    <style:style style:name="P3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" fo:font-size="9pt" fo:letter-spacing="normal" style:font-size-asian="9pt" style:font-size-complex="9pt"/>
    </style:style>
    <style:style style:name="P3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P3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paragraph-rsid="0008caf1" style:font-size-asian="10pt" style:font-size-complex="10pt"/>
    </style:style>
    <style:style style:name="P3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1" fo:font-size="10pt" fo:letter-spacing="normal" style:font-size-asian="10pt" style:font-size-complex="10pt"/>
    </style:style>
    <style:style style:name="P35" style:family="paragraph" style:parent-style-name="Preformatted_20_Text">
      <style:paragraph-properties fo:text-align="justify" style:justify-single-word="false" fo:orphans="2" fo:widows="2"/>
      <style:text-properties style:font-name="Liberation Mono" fo:font-size="9pt" style:font-size-asian="9pt" style:font-size-complex="9pt"/>
    </style:style>
    <style:style style:name="P36" style:family="paragraph" style:parent-style-name="Preformatted_20_Text">
      <style:paragraph-properties fo:text-align="justify" style:justify-single-word="false" fo:orphans="2" fo:widows="2"/>
      <style:text-properties style:font-name="Liberation Mono1" fo:font-size="10pt" style:font-size-asian="10pt" style:font-size-complex="10pt"/>
    </style:style>
    <style:style style:name="P37" style:family="paragraph" style:parent-style-name="Preformatted_20_Text">
      <style:paragraph-properties fo:margin-top="0cm" fo:margin-bottom="0.499cm" style:contextual-spacing="false" fo:text-align="justify" style:justify-single-word="false" fo:orphans="2" fo:widows="2"/>
      <style:text-properties fo:font-variant="normal" fo:text-transform="none" fo:color="#000000" loext:opacity="100%" style:font-name="Liberation Mono1" fo:font-size="10pt" fo:letter-spacing="normal" style:font-size-asian="10pt" style:font-size-complex="10pt"/>
    </style:style>
    <style:style style:name="P38" style:family="paragraph" style:parent-style-name="Preformatted_20_Text">
      <style:paragraph-properties fo:margin-top="0cm" fo:margin-bottom="0.499cm" style:contextual-spacing="false" fo:text-align="justify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Mono" fo:font-size="9pt" style:font-size-asian="9pt" style:font-size-complex="9pt"/>
    </style:style>
    <style:style style:name="P39" style:family="paragraph" style:parent-style-name="Table_20_Contents">
      <style:paragraph-properties fo:margin-top="0cm" fo:margin-bottom="0.12cm" style:contextual-spacing="false" fo:text-align="justify" style:justify-single-word="false"/>
      <style:text-properties style:font-name="sans-serif" fo:font-size="10pt" officeooo:paragraph-rsid="003dfaca" style:font-size-asian="10pt" style:font-size-complex="10pt"/>
    </style:style>
    <style:style style:name="P40" style:family="paragraph" style:parent-style-name="Table_20_Contents">
      <style:paragraph-properties fo:margin-top="0cm" fo:margin-bottom="0.12cm" style:contextual-spacing="false" fo:text-align="justify" style:justify-single-word="false"/>
      <style:text-properties style:font-name="sans-serif" fo:font-size="10pt" officeooo:rsid="000ce9d3" officeooo:paragraph-rsid="003f5c94" style:font-size-asian="10pt" style:font-size-complex="10pt"/>
    </style:style>
    <style:style style:name="P41" style:family="paragraph" style:parent-style-name="Table_20_Contents">
      <style:paragraph-properties fo:margin-top="0cm" fo:margin-bottom="0.12cm" style:contextual-spacing="false" fo:text-align="justify" style:justify-single-word="false"/>
      <style:text-properties fo:font-size="10pt" officeooo:paragraph-rsid="0009d862" style:font-size-asian="10pt" style:font-size-complex="10pt"/>
    </style:style>
    <style:style style:name="P42" style:family="paragraph" style:parent-style-name="Table_20_Contents">
      <style:paragraph-properties fo:margin-top="0cm" fo:margin-bottom="0.12cm" style:contextual-spacing="false" fo:text-align="justify" style:justify-single-word="false"/>
      <style:text-properties fo:font-size="10pt" officeooo:paragraph-rsid="000ce9d3" style:font-size-asian="10pt" style:font-size-complex="10pt"/>
    </style:style>
    <style:style style:name="P43" style:family="paragraph" style:parent-style-name="Table_20_Contents">
      <style:paragraph-properties fo:margin-top="0cm" fo:margin-bottom="0.12cm" style:contextual-spacing="false" fo:text-align="justify" style:justify-single-word="false"/>
      <style:text-properties fo:font-size="10pt" officeooo:paragraph-rsid="000d870a" style:font-size-asian="10pt" style:font-size-complex="10pt"/>
    </style:style>
    <style:style style:name="P44" style:family="paragraph" style:parent-style-name="Table_20_Contents">
      <style:paragraph-properties fo:margin-top="0cm" fo:margin-bottom="0.12cm" style:contextual-spacing="false" fo:text-align="justify" style:justify-single-word="false"/>
      <style:text-properties fo:font-size="10pt" officeooo:paragraph-rsid="00206d05" style:font-size-asian="10pt" style:font-size-complex="10pt"/>
    </style:style>
    <style:style style:name="P45" style:family="paragraph" style:parent-style-name="Table_20_Contents">
      <style:paragraph-properties fo:margin-top="0cm" fo:margin-bottom="0.12cm" style:contextual-spacing="false" fo:text-align="justify" style:justify-single-word="false"/>
      <style:text-properties style:font-name="Liberation Sans" fo:font-size="10pt" officeooo:rsid="001b7824" officeooo:paragraph-rsid="001b7824" style:font-size-asian="10pt" style:font-size-complex="10pt"/>
    </style:style>
    <style:style style:name="P4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8caf1" officeooo:paragraph-rsid="002584e4"/>
    </style:style>
    <style:style style:name="T1" style:family="text">
      <style:text-properties fo:font-style="normal" fo:font-weight="normal"/>
    </style:style>
    <style:style style:name="T2" style:family="text">
      <style:text-properties style:font-name="sans-serif" officeooo:rsid="000d870a" style:font-name-asian="sans-serif" style:font-name-complex="sans-serif"/>
    </style:style>
    <style:style style:name="T3" style:family="text">
      <style:text-properties style:font-name="sans-serif" officeooo:rsid="00206d05" style:font-name-asian="sans-serif" style:font-name-complex="sans-serif"/>
    </style:style>
    <style:style style:name="T4" style:family="text">
      <style:text-properties style:font-name="sans-serif" officeooo:rsid="000ce9d3" style:font-name-asian="sans-serif" style:font-name-complex="sans-serif"/>
    </style:style>
    <style:style style:name="T5" style:family="text">
      <style:text-properties style:font-name="sans-serif" officeooo:rsid="001e9006" style:font-name-asian="sans-serif" style:font-name-complex="sans-serif"/>
    </style:style>
    <style:style style:name="T6" style:family="text">
      <style:text-properties style:font-name="sans-serif" officeooo:rsid="0009d862" style:font-name-asian="sans-serif" style:font-name-complex="sans-serif"/>
    </style:style>
    <style:style style:name="T7" style:family="text">
      <style:text-properties style:font-name="sans-serif" officeooo:rsid="0027596c" style:font-name-asian="sans-serif" style:font-name-complex="sans-serif"/>
    </style:style>
    <style:style style:name="T8" style:family="text">
      <style:text-properties style:font-name="sans-serif" officeooo:rsid="0028d939" style:font-name-asian="sans-serif" style:font-name-complex="sans-serif"/>
    </style:style>
    <style:style style:name="T9" style:family="text">
      <style:text-properties style:font-name="sans-serif" fo:font-style="italic" officeooo:rsid="000d870a" style:font-name-asian="sans-serif" style:font-style-asian="italic" style:font-name-complex="sans-serif" style:font-style-complex="italic"/>
    </style:style>
    <style:style style:name="T10" style:family="text">
      <style:text-properties fo:color="#666666" loext:opacity="100%" style:font-name="Liberation Mono" fo:font-size="10pt" officeooo:rsid="0027596c" style:font-size-asian="10pt" style:font-size-complex="10pt"/>
    </style:style>
    <style:style style:name="T11" style:family="text">
      <style:text-properties fo:color="#666666" loext:opacity="100%" style:font-name="Liberation Mono" fo:font-size="10pt" officeooo:rsid="0009d862" style:font-size-asian="10pt" style:font-size-complex="10pt"/>
    </style:style>
    <style:style style:name="T12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dbe33" style:font-size-asian="11pt" style:font-size-complex="11pt"/>
    </style:style>
    <style:style style:name="T1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1a5de" style:font-size-asian="11pt" style:font-size-complex="11pt"/>
    </style:style>
    <style:style style:name="T1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59d55" style:font-size-asian="11pt" style:font-size-complex="11pt"/>
    </style:style>
    <style:style style:name="T1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b7824" style:font-size-asian="11pt" style:font-size-complex="11pt"/>
    </style:style>
    <style:style style:name="T1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1ebc8" style:font-size-asian="11pt" style:font-size-complex="11pt"/>
    </style:style>
    <style:style style:name="T1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fd51" style:font-size-asian="11pt" style:font-size-complex="11pt"/>
    </style:style>
    <style:style style:name="T1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d870a" style:font-size-asian="11pt" style:font-size-complex="11pt"/>
    </style:style>
    <style:style style:name="T2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584e4" style:font-size-asian="11pt" style:font-size-complex="11pt"/>
    </style:style>
    <style:style style:name="T2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f62c2" style:font-size-asian="11pt" style:font-size-complex="11pt"/>
    </style:style>
    <style:style style:name="T2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2c34" style:font-size-asian="11pt" style:font-size-complex="11pt"/>
    </style:style>
    <style:style style:name="T2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12425" style:font-size-asian="11pt" style:font-size-complex="11pt"/>
    </style:style>
    <style:style style:name="T2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6da6b" style:font-size-asian="11pt" style:font-size-complex="11pt"/>
    </style:style>
    <style:style style:name="T2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81373" style:font-size-asian="11pt" style:font-size-complex="11pt"/>
    </style:style>
    <style:style style:name="T2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9cd79" style:font-size-asian="11pt" style:font-size-complex="11pt"/>
    </style:style>
    <style:style style:name="T2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d9eb9" style:font-size-asian="11pt" style:font-size-complex="11pt"/>
    </style:style>
    <style:style style:name="T2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f5f08" style:font-size-asian="11pt" style:font-size-complex="11pt"/>
    </style:style>
    <style:style style:name="T29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name-asian="Songti SC" style:font-size-asian="11pt" style:font-name-complex="Arial Unicode MS" style:font-size-complex="11pt"/>
    </style:style>
    <style:style style:name="T3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dbe33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1ebc8" fo:background-color="transparent" loext:char-shading-value="0" style:font-size-asian="11pt" style:font-size-complex="11pt"/>
    </style:style>
    <style:style style:name="T3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59d55" style:font-name-asian="Symbola" style:font-size-asian="11pt" style:font-name-complex="Symbola" style:font-size-complex="11pt"/>
    </style:style>
    <style:style style:name="T33" style:family="text">
      <style:text-properties fo:font-variant="normal" fo:text-transform="none" fo:color="#000000" loext:opacity="100%" style:font-name="Liberation Sans" fo:font-size="11pt" fo:letter-spacing="normal" fo:font-style="italic" fo:font-weight="normal" style:font-size-asian="11pt" style:font-style-asian="italic" style:font-size-complex="11pt" style:font-style-complex="italic"/>
    </style:style>
    <style:style style:name="T34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11a5de" style:font-size-asian="11pt" style:font-style-asian="italic" style:font-size-complex="11pt" style:font-style-complex="italic"/>
    </style:style>
    <style:style style:name="T35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262c34" style:font-size-asian="11pt" style:font-style-asian="italic" style:font-size-complex="11pt" style:font-style-complex="italic"/>
    </style:style>
    <style:style style:name="T36" style:family="text">
      <style:text-properties fo:font-variant="normal" fo:text-transform="none" fo:color="#000000" loext:opacity="100%" style:font-name="Liberation Sans" fo:letter-spacing="normal" fo:font-style="normal" fo:font-weight="normal"/>
    </style:style>
    <style:style style:name="T37" style:family="text">
      <style:text-properties fo:font-variant="normal" fo:text-transform="none" fo:color="#000000" loext:opacity="100%" style:font-name="Symbola" fo:font-size="11pt" fo:letter-spacing="normal" fo:font-style="normal" fo:font-weight="normal" officeooo:rsid="002584e4" style:font-name-asian="Symbola" style:font-size-asian="11pt" style:font-name-complex="Symbola" style:font-size-complex="11pt"/>
    </style:style>
    <style:style style:name="T38" style:family="text">
      <style:text-properties fo:font-variant="normal" fo:text-transform="none" fo:color="#000000" loext:opacity="100%" fo:letter-spacing="normal"/>
    </style:style>
    <style:style style:name="T39" style:family="text">
      <style:text-properties fo:font-variant="normal" fo:text-transform="none" fo:color="#000000" loext:opacity="100%" fo:letter-spacing="normal" fo:font-style="normal" fo:font-weight="normal"/>
    </style:style>
    <style:style style:name="T40" style:family="text">
      <style:text-properties fo:font-variant="normal" fo:text-transform="none" fo:color="#000000" loext:opacity="100%" style:font-name="Liberation Mono1" fo:font-size="11pt" fo:letter-spacing="normal" fo:font-style="normal" fo:font-weight="normal" style:font-size-asian="11pt" style:font-size-complex="11pt"/>
    </style:style>
    <style:style style:name="T4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4f5f08" style:font-size-asian="11pt" style:font-size-complex="11pt"/>
    </style:style>
    <style:style style:name="T4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d870a" style:font-size-asian="11pt" style:font-size-complex="11pt"/>
    </style:style>
    <style:style style:name="T4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dbe33" style:font-size-asian="11pt" style:font-size-complex="11pt"/>
    </style:style>
    <style:style style:name="T4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1a5de" style:font-size-asian="11pt" style:font-size-complex="11pt"/>
    </style:style>
    <style:style style:name="T4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62c34" style:font-size-asian="11pt" style:font-size-complex="11pt"/>
    </style:style>
    <style:style style:name="T4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f62c2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12425" style:font-size-asian="11pt" style:font-size-complex="11pt"/>
    </style:style>
    <style:style style:name="T48" style:family="text">
      <style:text-properties fo:font-variant="normal" fo:text-transform="none" fo:color="#000000" loext:opacity="100%" style:font-name="Liberation Mono1" fo:font-size="11pt" fo:letter-spacing="normal" fo:font-style="normal" fo:font-weight="normal" style:font-name-asian="Songti SC" style:font-size-asian="11pt" style:font-name-complex="Arial Unicode MS" style:font-size-complex="11pt"/>
    </style:style>
    <style:style style:name="T4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59d55" style:font-name-asian="Songti SC" style:font-size-asian="11pt" style:font-name-complex="Arial Unicode MS" style:font-size-complex="11pt"/>
    </style:style>
    <style:style style:name="T50" style:family="text">
      <style:text-properties fo:font-variant="normal" fo:text-transform="none" fo:color="#000000" loext:opacity="100%" fo:font-size="9pt" fo:letter-spacing="normal" fo:font-style="normal" fo:font-weight="normal"/>
    </style:style>
    <style:style style:name="T51" style:family="text">
      <style:text-properties fo:font-variant="normal" fo:text-transform="none" fo:color="#000000" loext:opacity="100%" style:font-name="sans-serif" fo:font-size="9pt" fo:letter-spacing="normal" fo:font-style="normal" fo:font-weight="normal"/>
    </style:style>
    <style:style style:name="T52" style:family="text">
      <style:text-properties fo:font-variant="normal" fo:text-transform="none" fo:color="#000000" loext:opacity="100%" style:font-name="Liberation Mono" fo:font-size="9pt" fo:letter-spacing="normal" fo:font-style="normal" fo:font-weight="normal" officeooo:rsid="000dbe33" style:font-size-asian="9pt" style:font-size-complex="9pt"/>
    </style:style>
    <style:style style:name="T53" style:family="text">
      <style:text-properties fo:font-variant="normal" fo:text-transform="none" fo:color="#2a6099" loext:opacity="100%" style:font-name="Liberation Sans" fo:font-size="11pt" fo:letter-spacing="normal" fo:font-style="normal" style:text-underline-style="solid" style:text-underline-width="auto" style:text-underline-color="font-color" fo:font-weight="normal" officeooo:rsid="002f62c2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2a6099" loext:opacity="100%" style:font-name="Liberation Sans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55" style:family="text">
      <style:text-properties fo:font-variant="normal" fo:text-transform="none" fo:color="#2a6099" loext:opacity="100%" style:font-name="Liberation Sans" fo:font-size="11pt" fo:letter-spacing="normal" fo:font-style="normal" style:text-underline-style="solid" style:text-underline-width="auto" style:text-underline-color="font-color" fo:font-weight="normal" officeooo:rsid="0039cd79" style:font-size-asian="11pt" style:font-size-complex="11pt"/>
    </style:style>
    <style:style style:name="T56" style:family="text">
      <style:text-properties fo:font-variant="normal" fo:text-transform="none" fo:color="#2a6099" loext:opacity="100%" style:font-name="Liberation Mono1" fo:font-size="11pt" fo:letter-spacing="normal" fo:font-style="normal" style:text-underline-style="solid" style:text-underline-width="auto" style:text-underline-color="font-color" fo:font-weight="normal" style:font-name-asian="Songti SC" style:font-size-asian="11pt" style:font-name-complex="Arial Unicode MS" style:font-size-complex="11pt"/>
    </style:style>
    <style:style style:name="T57" style:family="text">
      <style:text-properties fo:font-variant="normal" fo:text-transform="none" fo:color="#2a6099" loext:opacity="100%" style:font-name="Liberation Mono1" fo:font-size="11pt" fo:letter-spacing="normal" fo:font-style="normal" style:text-underline-style="solid" style:text-underline-width="auto" style:text-underline-color="font-color" fo:font-weight="normal" officeooo:rsid="000dbe33" style:font-size-asian="11pt" style:font-size-complex="11pt"/>
    </style:style>
    <style:style style:name="T58" style:family="text">
      <style:text-properties fo:font-variant="normal" fo:text-transform="none" fo:color="#2a6099" loext:opacity="100%" style:font-name="Liberation Mono1" fo:font-size="11pt" fo:letter-spacing="normal" fo:font-style="normal" style:text-underline-style="solid" style:text-underline-width="auto" style:text-underline-color="font-color" fo:font-weight="normal" officeooo:rsid="002f62c2" style:font-size-asian="11pt" style:font-size-complex="11pt"/>
    </style:style>
    <style:style style:name="T59" style:family="text">
      <style:text-properties fo:font-variant="normal" fo:text-transform="none" fo:color="#2a6099" loext:opacity="100%" style:font-name="Liberation Mono1" fo:font-size="11pt" fo:letter-spacing="normal" fo:font-style="normal" style:text-underline-style="solid" style:text-underline-width="auto" style:text-underline-color="font-color" fo:font-weight="normal" officeooo:rsid="00312425" style:font-size-asian="11pt" style:font-size-complex="11pt"/>
    </style:style>
    <style:style style:name="T60" style:family="text">
      <style:text-properties fo:font-variant="normal" fo:text-transform="none" fo:color="#2a6099" loext:opacity="100%" style:font-name="Liberation Mono1" fo:font-size="11pt" fo:letter-spacing="normal" fo:font-style="normal" style:text-underline-style="none" fo:font-weight="normal" style:font-name-asian="Songti SC" style:font-size-asian="11pt" style:font-name-complex="Arial Unicode MS" style:font-size-complex="11pt"/>
    </style:style>
    <style:style style:name="T61" style:family="text">
      <style:text-properties fo:font-variant="normal" fo:text-transform="none" fo:color="#595959" loext:opacity="100%" style:font-name="Liberation Sans" fo:letter-spacing="normal" fo:font-style="normal" fo:font-weight="normal"/>
    </style:style>
    <style:style style:name="T62" style:family="text">
      <style:text-properties fo:font-variant="normal" fo:text-transform="none" fo:color="#595959" loext:opacity="100%" style:font-name="Liberation Sans" fo:letter-spacing="normal" fo:font-style="normal" fo:font-weight="normal" officeooo:rsid="0008caf1"/>
    </style:style>
    <style:style style:name="T63" style:family="text">
      <style:text-properties fo:font-variant="normal" fo:text-transform="none" fo:color="#595959" loext:opacity="100%" style:font-name="Liberation Sans" fo:letter-spacing="normal" fo:font-style="normal" fo:font-weight="normal" officeooo:rsid="00312425"/>
    </style:style>
    <style:style style:name="T64" style:family="text">
      <style:text-properties fo:font-variant="normal" fo:text-transform="none" fo:color="#595959" loext:opacity="100%" style:font-name="Liberation Sans" fo:font-size="9pt" fo:letter-spacing="normal" fo:font-style="normal" fo:font-weight="bold"/>
    </style:style>
    <style:style style:name="T65" style:family="text">
      <style:text-properties fo:font-variant="normal" fo:text-transform="none" fo:color="#800080" loext:opacity="100%" fo:font-size="9pt" fo:letter-spacing="normal" fo:font-style="normal" fo:font-weight="normal"/>
    </style:style>
    <style:style style:name="T66" style:family="text">
      <style:text-properties fo:font-variant="normal" fo:text-transform="none" fo:color="#000080" loext:opacity="100%" style:font-name="Liberation Mono1" fo:font-size="11pt" fo:letter-spacing="normal" fo:font-style="normal" style:text-underline-style="none" fo:font-weight="normal" style:font-name-asian="Songti SC" style:font-size-asian="11pt" style:font-name-complex="Arial Unicode MS" style:font-size-complex="11pt"/>
    </style:style>
    <style:style style:name="T67" style:family="text">
      <style:text-properties officeooo:rsid="0007913c"/>
    </style:style>
    <style:style style:name="T68" style:family="text">
      <style:text-properties style:font-name="Liberation Sans" officeooo:rsid="00206d05"/>
    </style:style>
    <style:style style:name="T69" style:family="text">
      <style:text-properties style:font-name="Liberation Sans" officeooo:rsid="000d870a"/>
    </style:style>
    <style:style style:name="T70" style:family="text">
      <style:text-properties style:font-name="Liberation Sans" officeooo:rsid="000d870a" style:font-name-asian="sans-serif" style:font-name-complex="sans-serif"/>
    </style:style>
    <style:style style:name="T71" style:family="text">
      <style:text-properties officeooo:rsid="0008caf1"/>
    </style:style>
    <style:style style:name="T72" style:family="text">
      <style:text-properties officeooo:rsid="0009d862"/>
    </style:style>
    <style:style style:name="T73" style:family="text">
      <style:text-properties officeooo:rsid="000d870a"/>
    </style:style>
    <style:style style:name="T74" style:family="text">
      <style:text-properties fo:color="#333333" loext:opacity="100%" fo:font-weight="bold" officeooo:rsid="0009d862" style:font-name-asian="sans-serif" style:font-weight-asian="bold" style:font-name-complex="sans-serif" style:font-weight-complex="bold"/>
    </style:style>
    <style:style style:name="T75" style:family="text">
      <style:text-properties style:font-name-asian="sans-serif" style:font-name-complex="sans-serif"/>
    </style:style>
    <style:style style:name="T76" style:family="text">
      <style:text-properties officeooo:rsid="0009d862" style:font-name-asian="sans-serif" style:font-name-complex="sans-serif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color="#2a6099" loext:opacity="100%" style:font-name="sans-serif" style:text-underline-style="solid" style:text-underline-width="auto" style:text-underline-color="font-color" officeooo:rsid="000d870a" style:font-name-asian="sans-serif" style:font-name-complex="sans-serif"/>
    </style:style>
    <style:style style:name="T79" style:family="text">
      <style:text-properties fo:color="#2a6099" loext:opacity="100%" style:text-underline-style="solid" style:text-underline-width="auto" style:text-underline-color="font-color" style:font-name-asian="Songti SC" style:font-name-complex="Arial Unicode MS"/>
    </style:style>
    <style:style style:name="T80" style:family="text">
      <style:text-properties fo:color="#2a6099" loext:opacity="100%" style:font-name="Liberation Mono1" style:text-underline-style="solid" style:text-underline-width="auto" style:text-underline-color="font-color" officeooo:rsid="000d870a"/>
    </style:style>
    <style:style style:name="T81" style:family="text">
      <style:text-properties fo:color="#2a6099" loext:opacity="100%" style:font-name="Liberation Mono1" style:text-underline-style="solid" style:text-underline-width="auto" style:text-underline-color="font-color" officeooo:rsid="000d870a" style:font-name-asian="sans-serif" style:font-name-complex="sans-serif"/>
    </style:style>
    <style:style style:name="T82" style:family="text">
      <style:text-properties officeooo:rsid="0027596c"/>
    </style:style>
    <style:style style:name="T83" style:family="text">
      <style:text-properties style:use-window-font-color="true" loext:opacity="0%" fo:font-weight="normal" officeooo:rsid="0027596c" style:font-name-asian="sans-serif" style:font-weight-asian="normal" style:font-name-complex="sans-serif" style:font-weight-complex="normal"/>
    </style:style>
    <style:style style:name="T84" style:family="text">
      <style:text-properties style:use-window-font-color="true" loext:opacity="0%" fo:font-weight="normal" officeooo:rsid="003dfaca" style:font-name-asian="sans-serif" style:font-weight-asian="normal" style:font-name-complex="sans-serif" style:font-weight-complex="normal"/>
    </style:style>
    <style:style style:name="T85" style:family="text">
      <style:text-properties officeooo:rsid="00381373"/>
    </style:style>
    <style:style style:name="T86" style:family="text">
      <style:text-properties style:font-name="Liberation Sans1" style:font-name-asian="Liberation Sans1" style:font-name-complex="Liberation Sans1"/>
    </style:style>
    <style:style style:name="T87" style:family="text">
      <style:text-properties style:font-name-asian="Songti SC" style:font-name-complex="Arial Unicode MS"/>
    </style:style>
    <style:style style:name="T88" style:family="text">
      <style:text-properties officeooo:rsid="003f5c94"/>
    </style:style>
    <style:style style:name="T89" style:family="text">
      <style:text-properties fo:color="#808080" loext:opacity="100%" style:font-name="Liberation Mono1" fo:font-weight="bold" officeooo:rsid="0009d862" style:font-name-asian="sans-serif" style:font-weight-asian="bold" style:font-name-complex="sans-serif" style:font-weight-complex="bold"/>
    </style:style>
    <style:style style:name="T90" style:family="text">
      <style:text-properties fo:color="#808080" loext:opacity="100%" style:font-name="Liberation Mono" fo:font-size="10pt" officeooo:rsid="003fde91" style:font-size-asian="10pt" style:font-size-complex="10pt"/>
    </style:style>
    <style:style style:name="T91" style:family="text">
      <style:text-properties officeooo:rsid="0008caf1" style:font-name-asian="Liberation Mono1" style:font-name-complex="Liberation Mono1"/>
    </style:style>
    <style:style style:name="T92" style:family="text">
      <style:text-properties style:font-name="Liberation Mono1"/>
    </style:style>
    <style:style style:name="T93" style:family="text">
      <style:text-properties style:font-name="Liberation Mono1" style:font-name-asian="sans-serif" style:font-name-complex="sans-serif"/>
    </style:style>
    <style:style style:name="T94" style:family="text">
      <style:text-properties style:font-name="Liberation Mono1" officeooo:rsid="000ce9d3" style:font-name-asian="sans-serif" style:font-name-complex="sans-serif"/>
    </style:style>
    <style:style style:name="T95" style:family="text">
      <style:text-properties style:font-name="Liberation Mono1" officeooo:rsid="000d870a" style:font-name-asian="sans-serif" style:font-name-complex="sans-serif"/>
    </style:style>
    <style:style style:name="T96" style:family="text">
      <style:text-properties style:font-name="Liberation Mono1" officeooo:rsid="0009d862" style:font-name-asian="sans-serif" style:font-name-complex="sans-serif"/>
    </style:style>
    <style:style style:name="T97" style:family="text">
      <style:text-properties style:font-name="Liberation Mono1" style:font-name-asian="Songti SC" style:font-name-complex="Arial Unicode MS"/>
    </style:style>
    <style:style style:name="T98" style:family="text">
      <style:text-properties style:font-name="Liberation Mono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<text:span text:style-name="T92">all.equal </text:span>{<text:span text:style-name="T92">base</text:span>}</text:p>
          </table:table-cell>
          <table:table-cell table:style-name="Table1.A1" office:value-type="string">
            <text:p text:style-name="P24">Documentación de R</text:p>
          </table:table-cell>
        </table:table-row>
      </table:table>
      <text:h text:style-name="P15" text:outline-level="2"><text:span text:style-name="T67">Comprueba</text:span> <text:span text:style-name="T67">si</text:span> <text:span text:style-name="T67">dos</text:span> <text:span text:style-name="T67">ob</text:span>jet<text:span text:style-name="T67">o</text:span>s <text:span text:style-name="T67">son</text:span> (<text:span text:style-name="T67">casi</text:span>) <text:span text:style-name="T67">ig</text:span>ual<text:span text:style-name="T67">es</text:span></text:h>
      <text:h text:style-name="P10" text:outline-level="3"><text:span text:style-name="T61">Descrip</text:span><text:span text:style-name="T62">c</text:span><text:span text:style-name="T61">ión</text:span></text:h>
      <text:p text:style-name="P1"><text:span text:style-name="Source_20_Text"><text:span text:style-name="T50">all.equal(x, y)</text:span></text:span><text:span text:style-name="T36"> </text:span><text:span text:style-name="T51">is a utility to compare </text:span><text:span text:style-name="T64">R</text:span><text:span text:style-name="T36"> </text:span><text:span text:style-name="T51">objects </text:span><text:span text:style-name="Source_20_Text"><text:span text:style-name="T50">x</text:span></text:span><text:span text:style-name="T36"> </text:span><text:span text:style-name="T51">and </text:span><text:span text:style-name="Source_20_Text"><text:span text:style-name="T50">y</text:span></text:span><text:span text:style-name="T36"> </text:span><text:span text:style-name="T51">testing ‘near equality’. If they are different, comparison is still made to some extent, and a report of the differences is returned. Do not use </text:span><text:span text:style-name="Source_20_Text"><text:span text:style-name="T50">all.equal</text:span></text:span><text:span text:style-name="T36"> </text:span><text:span text:style-name="T51">directly in </text:span><text:span text:style-name="Source_20_Text"><text:span text:style-name="T50">if</text:span></text:span><text:span text:style-name="T51">expressions—either use </text:span><text:span text:style-name="Source_20_Text"><text:span text:style-name="T50">isTRUE(all.equal(....))</text:span></text:span><text:span text:style-name="T36"> </text:span><text:span text:style-name="T51">or </text:span><text:a xlink:type="simple" xlink:href="http://127.0.0.1:38251/help/library/base/help/identical" text:style-name="Internet_20_link" text:visited-style-name="Visited_20_Internet_20_Link"><text:span text:style-name="Source_20_Text"><text:span text:style-name="T65">identical</text:span></text:span></text:a><text:span text:style-name="T36"> </text:span><text:span text:style-name="T51">if appropriate.</text:span></text:p>
      <text:p text:style-name="P46"><text:span text:style-name="T28">La función </text:span><text:span text:style-name="T40">all.equal(x, y)</text:span><text:span text:style-name="T12"> es una herramienta para comparar </text:span><text:span text:style-name="T28">dos </text:span><text:span text:style-name="T12">objetos <text:s/>que </text:span><text:span text:style-name="T27">comprueba ‘igualdad cercana’</text:span><text:span text:style-name="T12">. Si son diferentes, la comparación se realiza de todas formas hasta cierto punto y </text:span><text:span text:style-name="T16">se devuelve</text:span><text:span text:style-name="T12"> un </text:span><text:span text:style-name="T16">reporte</text:span><text:span text:style-name="T12"> </text:span><text:span text:style-name="T28">con las</text:span><text:span text:style-name="T12"> diferencias. No u</text:span><text:span text:style-name="T15">tilice</text:span><text:span text:style-name="T12"> </text:span><text:span text:style-name="T40">all.equal</text:span><text:span text:style-name="T41">()</text:span><text:span text:style-name="T12"> directamente en expresiones </text:span><text:span text:style-name="T15">de si condicional</text:span><text:span text:style-name="T12"> </text:span><text:span text:style-name="T40">if</text:span><text:span text:style-name="T12"> </text:span><text:span text:style-name="T37">―</text:span><text:span text:style-name="T32">en su lugar</text:span><text:span text:style-name="T29"> utilice </text:span><text:span text:style-name="T48">isTRUE(all.equal(...)</text:span><text:span text:style-name="T49">)</text:span><text:span text:style-name="T29"> o </text:span><text:span text:style-name="T66">identical</text:span><text:span text:style-name="T29"> de ser apropiado.</text:span></text:p>
      <text:h text:style-name="P12" text:outline-level="3">U<text:span text:style-name="T71">tilización</text:span></text:h>
      <text:p text:style-name="P14">all.equal(target, current, ...)</text:p>
      <text:p text:style-name="P36"/>
      <text:p text:style-name="P33">## <text:span text:style-name="T71">método de S3 para la clase </text:span><text:span text:style-name="T91">'</text:span><text:span text:style-name="T71">numeric</text:span><text:span text:style-name="T91">'</text:span></text:p>
      <text:p text:style-name="P32">all.equal(target, current,</text:p>
      <text:p text:style-name="P34"><text:s text:c="10"/><text:span text:style-name="T1">tolerance = sqrt(.Machine$double.eps), scale = NULL,</text:span></text:p>
      <text:p text:style-name="P34"><text:s text:c="10"/><text:span text:style-name="T1">countEQ = FALSE,</text:span></text:p>
      <text:p text:style-name="P34"><text:s text:c="10"/><text:span text:style-name="T1">formatFUN = function(err, what) format(err),</text:span></text:p>
      <text:p text:style-name="P34"><text:s text:c="10"/><text:span text:style-name="T1">..., check.attributes = TRUE)</text:span></text:p>
      <text:p text:style-name="P36"/>
      <text:p text:style-name="P32">## <text:span text:style-name="T71">método de S3 para la clase ‘list’</text:span></text:p>
      <text:p text:style-name="P32">all.equal(target, current, ...,</text:p>
      <text:p text:style-name="P34"><text:s text:c="10"/><text:span text:style-name="T1">check.attributes = TRUE, use.names = TRUE)</text:span></text:p>
      <text:p text:style-name="P36"/>
      <text:p text:style-name="P32">## <text:span text:style-name="T72">método de S3 para la clase</text:span> 'environment'</text:p>
      <text:p text:style-name="P32">all.equal(target, current, all.names=TRUE, ...)</text:p>
      <text:p text:style-name="P36"/>
      <text:p text:style-name="P32">## <text:span text:style-name="T72">método de S3 para la clase</text:span> 'POSIXt'</text:p>
      <text:p text:style-name="P32">all.equal(target, current, ..., tolerance = 1e-3, scale)</text:p>
      <text:p text:style-name="P36"/>
      <text:p text:style-name="P36"/>
      <text:p text:style-name="P32">attr.all.equal(target, current, ...,</text:p>
      <text:p text:style-name="P37"><text:s text:c="15"/><text:span text:style-name="T1">check.attributes = TRUE, check.names = TRUE)</text:span></text:p>
      <text:h text:style-name="P12" text:outline-level="3">Argument<text:span text:style-name="T82">o</text:span>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Source_20_Text"><text:span text:style-name="T98">target</text:span></text:span></text:p>
            <text:p text:style-name="P18"><text:span text:style-name="Source_20_Text"><text:span text:style-name="T10">objetivo</text:span></text:span></text:p>
          </table:table-cell>
          <table:table-cell table:style-name="Table2.B1" office:value-type="string">
            <text:p text:style-name="P39"><text:span text:style-name="T76">objeto de </text:span><text:span text:style-name="T89">R</text:span><text:span text:style-name="T74"> </text:span><text:span text:style-name="T83">que fija el parámetro objetivo de </text:span><text:span text:style-name="T84">la</text:span><text:span text:style-name="T83"> comparación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current</text:span></text:span></text:p>
            <text:p text:style-name="P25"><text:span text:style-name="Source_20_Text"><text:span text:style-name="T98">actual</text:span></text:span></text:p>
          </table:table-cell>
          <table:table-cell table:style-name="Table2.B1" office:value-type="string">
            <text:p text:style-name="P41"><text:span text:style-name="T6">otro objeto de </text:span><text:span text:style-name="T89">R</text:span><text:span text:style-name="T6">, a ser comparado con </text:span><text:span text:style-name="T7">objetivo</text:span><text:span text:style-name="T6"> </text:span><text:span text:style-name="T96">target</text:span><text:span text:style-name="T6">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...</text:span></text:span></text:p>
            <text:p text:style-name="P22"><text:span text:style-name="Source_20_Text"><text:span text:style-name="T90">otros.argumentos</text:span></text:span></text:p>
          </table:table-cell>
          <table:table-cell table:style-name="Table2.B1" office:value-type="string">
            <text:p text:style-name="P45"><text:span text:style-name="T88">argumento que acepta </text:span>más argumentos para métodos diferentes, notoriamente los dos siguientes para comparación numérica: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tolerance</text:span></text:span></text:p>
            <text:p text:style-name="P19"><text:span text:style-name="Source_20_Text"><text:span text:style-name="T11">tolerancia</text:span></text:span></text:p>
          </table:table-cell>
          <table:table-cell table:style-name="Table2.B1" office:value-type="string">
            <text:p text:style-name="P40"><text:span text:style-name="T75">valor numérico ≥ 0. Las diferencias más pequeñas que la tolerancia (</text:span><text:span text:style-name="T93">tolerance</text:span><text:span text:style-name="T75">) no son reportadas. El valor por omisión es cercano a 1.5e-8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scale</text:span></text:span></text:p>
            <text:p text:style-name="P19"><text:span text:style-name="Source_20_Text"><text:span text:style-name="T11">escala</text:span></text:span></text:p>
          </table:table-cell>
          <table:table-cell table:style-name="Table2.B1" office:value-type="string">
            <text:p text:style-name="P42"><text:span text:style-name="T94">NULL</text:span><text:span text:style-name="T4"> o valor numérico &gt; 0, típicamente de extensión 1 o de extensión </text:span><text:soft-page-break/><text:span text:style-name="T94">length(target)</text:span><text:span text:style-name="T4">. Véase ‘Detalles’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countEQ</text:span></text:span></text:p>
            <text:p text:style-name="P20"><text:span text:style-name="Source_20_Text"><text:span text:style-name="T11">contarIG</text:span></text:span></text:p>
          </table:table-cell>
          <table:table-cell table:style-name="Table2.B1" office:value-type="string">
            <text:p text:style-name="P43"><text:span text:style-name="T2">valor lógico que indica si los casos </text:span><text:span text:style-name="T8">en los que</text:span><text:span text:style-name="T2"> </text:span><text:span text:style-name="T95">target == current </text:span><text:span text:style-name="T2">deberán ser conta</text:span><text:span text:style-name="T8">bilizados</text:span><text:span text:style-name="T2"> cuando se calculen las diferencias medias (absoluta o relativa). El valor predeterminado, </text:span><text:span text:style-name="T95">FALSE</text:span><text:span text:style-name="T2">, p</text:span><text:span text:style-name="T5">odría inducir a error</text:span><text:span text:style-name="T2"> en casos donde </text:span><text:span text:style-name="T95">target</text:span><text:span text:style-name="T2"> y </text:span><text:span text:style-name="T95">current</text:span><text:span text:style-name="T2"> solo difieran en unos cuantos lugares; vé</text:span><text:span text:style-name="T3">ase</text:span><text:span text:style-name="T2"> el ejemplo exhaustivo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formatFUN</text:span></text:span></text:p>
            <text:p text:style-name="P26"><text:span text:style-name="Source_20_Text"><text:span text:style-name="T11">formatoFUN</text:span></text:span></text:p>
          </table:table-cell>
          <table:table-cell table:style-name="Table2.B1" office:value-type="string">
            <text:p text:style-name="P43"><text:span text:style-name="T2">una función de dos argumentos, </text:span><text:span text:style-name="T95">err</text:span><text:span text:style-name="T2">, el error relativo, absoluto o a escala, y </text:span><text:span text:style-name="T95">what</text:span><text:span text:style-name="T2">, una cadena de texto que indica el </text:span><text:span text:style-name="T9">tipo</text:span><text:span text:style-name="T2"> de error; </text:span><text:span text:style-name="T8">puede usarse</text:span><text:span text:style-name="T2">, por ejemplo, para formatear errores relativos y absolutos de manera diferente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check.attributes</text:span></text:span></text:p>
            <text:p text:style-name="P21"><text:span text:style-name="Source_20_Text"><text:span text:style-name="T11">verif.atributos</text:span></text:span></text:p>
          </table:table-cell>
          <table:table-cell table:style-name="Table2.B1" office:value-type="string">
            <text:p text:style-name="P43"><text:span text:style-name="T2">valor lógico. Indica si los </text:span><text:span text:style-name="T78">atributos</text:span><text:span text:style-name="T2"> de </text:span><text:span text:style-name="T95">target</text:span><text:span text:style-name="T2"> y </text:span><text:span text:style-name="T95">current</text:span><text:span text:style-name="T2"> (más allá de sus nombres) deberán ser comparados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use.names</text:span></text:span></text:p>
            <text:p text:style-name="P21"><text:span text:style-name="Source_20_Text"><text:span text:style-name="T11">usar.nombres</text:span></text:span></text:p>
          </table:table-cell>
          <table:table-cell table:style-name="Table2.B1" office:value-type="string">
            <text:p text:style-name="P43"><text:span text:style-name="T2">valor lógico que indica si </text:span><text:span text:style-name="T3">la</text:span><text:span text:style-name="T2"> comparación</text:span><text:span text:style-name="T70"> de </text:span><text:span text:style-name="T78">listas</text:span><text:span text:style-name="T70"> </text:span><text:span text:style-name="T2">deberá reportar diferentes componentes por nombre (si coinciden) en vez de por un índice entero. </text:span><text:span text:style-name="T3">Adviértase</text:span><text:span text:style-name="T2"> que est</text:span><text:span text:style-name="T3">e argumento</text:span><text:span text:style-name="T2"> viene después de</text:span><text:span text:style-name="T95"> ... </text:span><text:span text:style-name="T2">y por ello deberá ser especificado por su nombre completo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all.names</text:span></text:span></text:p>
            <text:p text:style-name="P21"><text:span text:style-name="Source_20_Text"><text:span text:style-name="T11">todos.los.nombres</text:span></text:span></text:p>
          </table:table-cell>
          <table:table-cell table:style-name="Table2.B1" office:value-type="string">
            <text:p text:style-name="P44"><text:span text:style-name="T68">v</text:span><text:span text:style-name="T69">alor lógico </text:span><text:span text:style-name="T68">pasado</text:span><text:span text:style-name="T69"> a </text:span><text:span text:style-name="T80">ls</text:span><text:span text:style-name="T69"> que indica si los objetos “</text:span><text:span text:style-name="T68">ocultos</text:span><text:span text:style-name="T69">” deberán ser también considerados en los entornos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98">check.names</text:span></text:span></text:p>
            <text:p text:style-name="P21"><text:span text:style-name="Source_20_Text"><text:span text:style-name="T11">verificar.nombres</text:span></text:span></text:p>
          </table:table-cell>
          <table:table-cell table:style-name="Table2.B1" office:value-type="string">
            <text:p text:style-name="P43"><text:span text:style-name="T2">valor lógico que indica si </text:span><text:span text:style-name="T3">los</text:span><text:span text:style-name="T2"> </text:span><text:span text:style-name="T81">names</text:span><text:span text:style-name="T95">(.)</text:span><text:span text:style-name="T2"> de </text:span><text:span text:style-name="T95">target</text:span><text:span text:style-name="T2"> y </text:span><text:span text:style-name="T95">current</text:span><text:span text:style-name="T2"> deberán ser comparados.</text:span></text:p>
          </table:table-cell>
        </table:table-row>
      </table:table>
      <text:h text:style-name="P12" text:outline-level="3">Deta<text:span text:style-name="T73">lles</text:span></text:h>
      <text:p text:style-name="P6"><text:span text:style-name="T42">all.equal</text:span><text:span text:style-name="T19"> es una función genérica, que </text:span><text:span text:style-name="T17">enlaza</text:span><text:span text:style-name="T13"> métodos para el argumento </text:span><text:span text:style-name="T43">target</text:span><text:span text:style-name="T13">. Utilice </text:span><text:span text:style-name="T57">methods</text:span><text:span text:style-name="T43">(</text:span><text:span text:style-name="T52">"</text:span><text:span text:style-name="T43">all.equal</text:span><text:span text:style-name="T52">"</text:span><text:span text:style-name="T43">)</text:span><text:span text:style-name="T13"> para ver los métodos disponibles, pero advierta que el método predeterminado </text:span><text:span text:style-name="T30">también </text:span><text:span text:style-name="T31">realiza algunos enlaces</text:span><text:span text:style-name="T30">,</text:span><text:span text:style-name="T13"> es decir, utiliza el método </text:span><text:span text:style-name="T14">para </text:span><text:span text:style-name="T18">los </text:span><text:span text:style-name="T14">valores en bruto </text:span><text:span text:style-name="T13">para </text:span><text:span text:style-name="T14">objetivos</text:span><text:span text:style-name="T13"> de valor lógico.</text:span></text:p>
      <text:p text:style-name="P2"><text:span text:style-name="T14">Recuerde que los argumentos que siguen a </text:span><text:span text:style-name="T44">...</text:span><text:span text:style-name="T14"> deberán ser especificados por nombre </text:span><text:span text:style-name="T20">(sin abreviar)</text:span><text:span text:style-name="T14">. No es aconsejable pasar argumentos que no tengan nombre en</text:span><text:span text:style-name="T44"> ... </text:span><text:span text:style-name="T14">ya que coincidirán con argumentos diferentes de métodos diferentes.</text:span></text:p>
      <text:p text:style-name="P2"><text:span text:style-name="T14">Las comparaciones numéricas para </text:span><text:span text:style-name="T44">scale = NULL</text:span><text:span text:style-name="T14"> (el valor por omisión) </text:span><text:span text:style-name="T20">se hacen</text:span><text:span text:style-name="T14"> </text:span><text:span text:style-name="T20">típicamente</text:span><text:span text:style-name="T14"> sobre una escala de </text:span><text:span text:style-name="T34">diferencia relativa</text:span><text:span text:style-name="T14"> a menos que los valores objetivo sean cercanos a cero: primero, </text:span><text:span text:style-name="T22">la diferencia media absoluta de dos vectores numéricos es calculada. Si esta es menor que la tolerancia (</text:span><text:span text:style-name="T45">tolerance</text:span><text:span text:style-name="T22">) o no finita, las diferencias absolutas son utilizadas, de otra manera las diferencias relativas se ajustan a la escala del valor medio absoluto de </text:span><text:span text:style-name="T45">target</text:span><text:span text:style-name="T22">. Adviértase que estas comparaciones son calculadas solo para aquellos elementos del vector en donde </text:span><text:span text:style-name="T45">target</text:span><text:span text:style-name="T22"> no sea un valor perdido </text:span><text:span text:style-name="T45">NA</text:span><text:span text:style-name="T22"> y difiera de </text:span><text:span text:style-name="T45">current</text:span><text:span text:style-name="T22">. Si </text:span><text:span text:style-name="T45">countEQ</text:span><text:span text:style-name="T22"> es verdadero, los casos de valores perdidos y los iguales son </text:span><text:span text:style-name="T35">contabilizados</text:span><text:span text:style-name="T22"> al determinar el tamaño de la muestra. </text:span></text:p>
      <text:p text:style-name="P3"><text:span text:style-name="T22">Si </text:span><text:span text:style-name="T45">scale</text:span><text:span text:style-name="T22"> es un valor numérico (y positivo), entonces</text:span><text:span text:style-name="T24"> las</text:span><text:span text:style-name="T22"> comparaciones absolutas se realizan después de </text:span><text:span text:style-name="T21">ajustar</text:span><text:span text:style-name="T22"> la escala (dividiendo) con </text:span><text:span text:style-name="T45">scale</text:span><text:span text:style-name="T22">.</text:span></text:p>
      <text:p text:style-name="P4"><text:span text:style-name="T21">Para un </text:span><text:span text:style-name="T46">target</text:span><text:span text:style-name="T21"> complejo, el módulo (</text:span><text:span text:style-name="T53">Mod</text:span><text:span text:style-name="T21">) de la diferencia es utilizado: </text:span><text:span text:style-name="T46">all.equal.numeric</text:span><text:span text:style-name="T21"> es invocado de forma que los argumentos </text:span><text:span text:style-name="T46">tolerance</text:span><text:span text:style-name="T21"> y </text:span><text:span text:style-name="T46">scale</text:span><text:span text:style-name="T21"> estén disponibles.</text:span></text:p>
      <text:p text:style-name="P4"><text:span text:style-name="T21">El método </text:span><text:span text:style-name="T58">list</text:span><text:span text:style-name="T21"> compara componentes de </text:span><text:span text:style-name="T46">target</text:span><text:span text:style-name="T21"> y </text:span><text:span text:style-name="T46">current</text:span><text:span text:style-name="T21"> de manera recursiva, pasando </text:span><text:span text:style-name="T23">el resto de argumentos siempre y cuando ambos sean de tipo “lista”, es decir, cumplan ya sea con </text:span><text:span text:style-name="T47">is.vector</text:span><text:span text:style-name="T23"> o </text:span><text:span text:style-name="T47">is.list</text:span><text:span text:style-name="T23">.</text:span><text:span text:style-name="T21"> </text:span></text:p>
      <text:p text:style-name="P5"><text:soft-page-break/><text:span text:style-name="T23">El método </text:span><text:span text:style-name="T59">environment</text:span><text:span text:style-name="T23"> trabaja por medio del método </text:span><text:span text:style-name="T59">list</text:span><text:span text:style-name="T23">, y también es usado para clases de referencia (a menos que un método específico </text:span><text:span text:style-name="T47">all.equal</text:span><text:span text:style-name="T23"> sea definido).</text:span></text:p>
      <text:p text:style-name="P5"><text:span text:style-name="T23">Los métodos para las clases de fecha-tiempo por omisión permiten una tolerancia de </text:span><text:span text:style-name="T47">tolerance = 0.001</text:span><text:span text:style-name="T23"> segundos e ignoran el argumento </text:span><text:span text:style-name="T47">scale</text:span><text:span text:style-name="T23">.</text:span></text:p>
      <text:p text:style-name="P7"><text:span text:style-name="T92">attr.all.equal</text:span> es u<text:span text:style-name="T85">tilizado</text:span> para comparar atributos, devuelve <text:span text:style-name="T92">NULL</text:span> o un vector de <text:span text:style-name="T77">caracteres</text:span>.</text:p>
      <text:h text:style-name="P10" text:outline-level="3"><text:span text:style-name="T61">Val</text:span><text:span text:style-name="T63">or</text:span></text:h>
      <text:p text:style-name="P8">Ya sea verdadero (<text:span text:style-name="T92">TRUE</text:span>) <text:span text:style-name="T86"></text:span><text:span text:style-name="T97">NULL</text:span><text:span text:style-name="T87"> para </text:span><text:span text:style-name="T97">attr.all.equal</text:span><text:span text:style-name="T86"></text:span><text:span text:style-name="T87"> o un vector de </text:span><text:span text:style-name="T79">modo</text:span><text:span text:style-name="T87"> “</text:span><text:span text:style-name="T97">character</text:span><text:span text:style-name="T87">” que describe las diferencias entre </text:span><text:span text:style-name="T97">target</text:span><text:span text:style-name="T87"> y </text:span><text:span text:style-name="T97">current</text:span><text:span text:style-name="T87">.</text:span></text:p>
      <text:h text:style-name="P12" text:outline-level="3">Referenc<text:span text:style-name="T85">ia</text:span>s</text:h>
      <text:p text:style-name="P1"><text:span text:style-name="T12">Chambers, J</text:span><text:span text:style-name="T25">ohn</text:span><text:span text:style-name="T12">. M. (1998) </text:span><text:span text:style-name="Emphasis"><text:span text:style-name="T33">Programming with Data</text:span></text:span><text:span text:style-name="Emphasis"><text:span text:style-name="T12">. </text:span></text:span><text:span text:style-name="Emphasis"><text:span text:style-name="T33">A Guide to the S Language</text:span></text:span><text:span text:style-name="T12">. Springer.</text:span></text:p>
      <text:h text:style-name="P11" text:outline-level="3">Véase también</text:h>
      <text:p text:style-name="P9"><text:span text:style-name="T40">identical</text:span><text:span text:style-name="T12">, </text:span><text:span text:style-name="T40">isTRUE</text:span><text:span text:style-name="T12">, == y </text:span><text:span text:style-name="T40">all</text:span><text:span text:style-name="T12"> para pruebas de igualdad exacta.</text:span></text:p>
      <text:h text:style-name="P11" text:outline-level="3">Ejemplos</text:h>
      <text:p text:style-name="P13">all.equal(pi, 355/113)</text:p>
      <text:p text:style-name="P30"># no lo suficientemente preciso (tolerancia por omisión) &gt; error relativo</text:p>
      <text:p text:style-name="P35"/>
      <text:p text:style-name="P29">d45 &lt;- pi*(1/4 + 1:10)</text:p>
      <text:p text:style-name="P29">stopifnot(</text:p>
      <text:p text:style-name="P29">all.equal(tan(d45), rep(1, 10))) <text:s text:c="9"/># <text:span text:style-name="T85">VERDADERO</text:span>, <text:span text:style-name="T85">pero</text:span></text:p>
      <text:p text:style-name="P29">all <text:s text:c="5"/>(tan(d45) == rep(1, 10)) <text:s text:c="8"/># FALS<text:span text:style-name="T85">O</text:span>, <text:span text:style-name="T85">ya que no es exacto</text:span></text:p>
      <text:p text:style-name="P29">all.equal(tan(d45), rep(1, 10), tolerance = 0) <text:s/># <text:span text:style-name="T85">para ver la diferencia</text:span></text:p>
      <text:p text:style-name="P35"/>
      <text:p text:style-name="P29">## <text:span text:style-name="T85">avanzado: entornos de igualdad</text:span></text:p>
      <text:p text:style-name="P29">ae &lt;- all.equal(as.environment("package:stats"),</text:p>
      <text:p text:style-name="P31"><text:s text:c="16"/><text:span text:style-name="T1">asNamespace("stats"))</text:span></text:p>
      <text:p text:style-name="P29">stopifnot(is.character(ae), length(ae) &gt; 10,</text:p>
      <text:p text:style-name="P31"><text:s text:c="10"/><text:span text:style-name="T1">## were incorrectly "considered equal" in R &lt;= 3.1.1</text:span></text:p>
      <text:p text:style-name="P31"><text:s text:c="10"/><text:span text:style-name="T1">all.equal(asNamespace("stats"), asNamespace("stats")))</text:span></text:p>
      <text:p text:style-name="P29"/>
      <text:p text:style-name="P30">## Una situación en donde 'countEQ = TRUE' tiene sentido:</text:p>
      <text:p text:style-name="P29">x1 &lt;- x2 &lt;- (1:100)/10; <text:s/>x2[2] &lt;- 1.1*x1[2]</text:p>
      <text:p text:style-name="P30">## 99 de 100 pares (x1[i], x2[i]) son iguales:</text:p>
      <text:p text:style-name="P29">plot(x1,x2, main = "all.equal.numeric() -- not counting equal parts")</text:p>
      <text:p text:style-name="P29">all.equal(x1,x2) ## "<text:span text:style-name="T85">Diferencia relativa media: 0.1</text:span>"</text:p>
      <text:p text:style-name="P29">mtext(paste("all.equal(x1,x2) :", all.equal(x1,x2)), line= -2)</text:p>
      <text:p text:style-name="P30">##' extrae la 'diferencia relativa media' como número:</text:p>
      <text:p text:style-name="P29">all.eqNum &lt;- function(...) as.numeric(sub(".*:", '', all.equal(...)))</text:p>
      <text:p text:style-name="P29">set.seed(17)</text:p>
      <text:p text:style-name="P30">## Cuando x2 es agitada, tipicamente todos los pares (x1[i],x2[i])</text:p>
      <text:p text:style-name="P30">## difieren:</text:p>
      <text:p text:style-name="P29">summary(r &lt;- replicate(100, all.eqNum(x1, x2*(1+rnorm(x1)*1e-7))))</text:p>
      <text:p text:style-name="P29">mtext(paste("mean(all.equal(x1, x2*(1 + eps_k))) {100 x} Mean rel.diff.=",</text:p>
      <text:p text:style-name="P31"><text:s text:c="12"/><text:span text:style-name="T1">signif(mean(r), 3)), line = -4, adj=0)</text:span></text:p>
      <text:p text:style-name="P30">## Con el argumento countEQ = TRUE, obtienes “lo mismo” (sin necesidad de</text:p>
      <text:p text:style-name="P30">## agitarla):</text:p>
      <text:p text:style-name="P29">mtext(paste("all.equal(x1,x2, countEQ=TRUE) :",</text:p>
      <text:p text:style-name="P38"><text:span text:style-name="T38"><text:s text:c="10"/></text:span><text:span text:style-name="T39">signif(all.eqNum(x1,x2, countEQ=TRUE), 3)), line= -6, col=2)</text:span></text:p>
      <text:p text:style-name="P16"><text:span text:style-name="Emphasis"><text:span text:style-name="T26">[Paquete </text:span></text:span><text:span text:style-name="Emphasis"><text:span text:style-name="T40">base</text:span></text:span><text:span text:style-name="Emphasis"><text:span text:style-name="T12"> </text:span></text:span><text:span text:style-name="T12">versión 3.6.0 </text:span><text:span text:style-name="T54">Í</text:span><text:span text:style-name="T55">ndice</text:span><text:span text:style-name="T54">]</text:span></text:p>
      <text:p text:style-name="P2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a" svg:font-family="Symbola"/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27T06:38:36.613302536</meta:creation-date>
    <dc:date>2022-01-22T05:13:09.884340863</dc:date>
    <meta:editing-duration>P1DT4H28M31S</meta:editing-duration>
    <meta:editing-cycles>39</meta:editing-cycles>
    <meta:generator>LibreOffice/7.0.0.1$MacOSX_X86_64 LibreOffice_project/04ba7e3f1e51af6c5d653e543a620e36719083fd</meta:generator>
    <meta:document-statistic meta:table-count="2" meta:image-count="0" meta:object-count="0" meta:page-count="4" meta:paragraph-count="106" meta:word-count="1067" meta:character-count="7345" meta:non-whitespace-character-count="6237"/>
  </office:meta>
</office:document-meta>
</file>